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E0F01DEDB8.png" manifest:media-type=""/>
  <manifest:file-entry manifest:full-path="Pictures/1000000000000280000001E0C3286938.png" manifest:media-type=""/>
  <manifest:file-entry manifest:full-path="Pictures/1000020100000280000001E0C6586744.png" manifest:media-type=""/>
  <manifest:file-entry manifest:full-path="Pictures/1000000000000280000001E009DE10EC.png" manifest:media-type=""/>
  <manifest:file-entry manifest:full-path="Pictures/1000020100000280000001E07600718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end="Arrow" draw:textarea-vertical-align="middl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marker-start="Arrow" draw:marker-end="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stroke="dash" draw:stroke-dash="Ultrafine_20_Dashed" draw:marker-start="Dimension_20_Lines" draw:marker-end="Dimension_20_Lines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4.691cm" svg:y1="4.066cm" svg:x2="2.997cm" svg:y2="7.317cm" draw:start-shape="id1" draw:start-glue-point="1" draw:end-shape="id2" draw:end-glue-point="0" svg:d="m4691 4066h500v2261h-2194v990" svg:viewBox="0 0 2195 3252">
          <text:p/>
        </draw:connector>
        <draw:frame draw:style-name="gr2" draw:text-style-name="P1" xml:id="id1" draw:id="id1" draw:layer="layout" svg:width="3.378cm" svg:height="2.54cm" svg:x="1.313cm" svg:y="2.796cm">
          <draw:image xlink:href="Pictures/1000020100000280000001E076007182.png" xlink:type="simple" xlink:show="embed" xlink:actuate="onLoad">
            <text:p/>
          </draw:image>
        </draw:frame>
        <draw:frame draw:style-name="gr2" draw:text-style-name="P1" xml:id="id3" draw:id="id3" draw:layer="layout" svg:width="3.378cm" svg:height="2.54cm" svg:x="6.13cm" svg:y="2.796cm">
          <draw:image xlink:href="Pictures/1000020100000280000001E0C6586744.png" xlink:type="simple" xlink:show="embed" xlink:actuate="onLoad">
            <text:p/>
          </draw:image>
        </draw:frame>
        <draw:connector draw:style-name="gr3" draw:text-style-name="P1" draw:layer="layout" svg:x1="6.13cm" svg:y1="4.066cm" svg:x2="4.691cm" svg:y2="4.066cm" draw:start-shape="id3" draw:start-glue-point="3" draw:end-shape="id1" draw:end-glue-point="1" svg:d="m6130 4066h-1439" svg:viewBox="0 0 1440 1">
          <text:p/>
        </draw:connector>
        <draw:frame draw:style-name="gr2" draw:text-style-name="P1" xml:id="id2" draw:id="id2" draw:layer="layout" svg:width="3.378cm" svg:height="2.54cm" svg:x="1.308cm" svg:y="7.317cm">
          <draw:image xlink:href="Pictures/1000000000000280000001E0C3286938.png" xlink:type="simple" xlink:show="embed" xlink:actuate="onLoad">
            <text:p/>
          </draw:image>
        </draw:frame>
        <draw:frame draw:style-name="gr2" draw:text-style-name="P1" xml:id="id4" draw:id="id4" draw:layer="layout" svg:width="3.378cm" svg:height="2.54cm" svg:x="5.734cm" svg:y="7.317cm">
          <draw:image xlink:href="Pictures/1000000000000280000001E009DE10EC.png" xlink:type="simple" xlink:show="embed" xlink:actuate="onLoad">
            <text:p/>
          </draw:image>
        </draw:frame>
        <draw:connector draw:style-name="gr1" draw:text-style-name="P1" draw:layer="layout" svg:x1="4.686cm" svg:y1="8.587cm" svg:x2="5.734cm" svg:y2="8.587cm" draw:start-shape="id2" draw:start-glue-point="1" draw:end-shape="id4" draw:end-glue-point="3" svg:d="m4686 8587h1048" svg:viewBox="0 0 1049 1">
          <text:p/>
        </draw:connector>
        <draw:custom-shape draw:style-name="gr4" draw:text-style-name="P1" draw:layer="layout" svg:width="1.268cm" svg:height="1.27cm" draw:transform="rotate (-1.5707963267949) translate (3.884cm 0.628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268cm" svg:height="1.27cm" draw:transform="rotate (-1.5707963267949) translate (4.138cm 0.628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268cm" svg:height="1.27cm" draw:transform="rotate (-1.5707963267949) translate (4.392cm 0.628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268cm" svg:height="1.27cm" draw:transform="rotate (-1.5707963267949) translate (4.644cm 0.628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268cm" svg:height="1.27cm" draw:transform="rotate (-1.5707963267949) translate (4.898cm 0.628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268cm" svg:height="1.27cm" draw:transform="rotate (-1.5707963267949) translate (5.152cm 0.628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268cm" svg:height="1.27cm" draw:transform="rotate (-1.5707963267949) translate (5.406cm 0.628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268cm" svg:height="1.27cm" draw:transform="rotate (-1.5707963267949) translate (5.658cm 0.627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268cm" svg:height="1.27cm" draw:transform="rotate (-1.5707963267949) translate (5.912cm 0.627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268cm" svg:height="1.27cm" draw:transform="rotate (-1.5707963267949) translate (6.166cm 0.627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268cm" svg:height="1.27cm" draw:transform="rotate (-1.5707963267949) translate (6.42cm 0.627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268cm" svg:height="1.27cm" draw:transform="rotate (-1.5707963267949) translate (6.68cm 0.627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268cm" svg:height="1.27cm" draw:transform="rotate (-1.5707963267949) translate (6.934cm 0.627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268cm" svg:height="1.27cm" draw:transform="rotate (-1.5707963267949) translate (7.188cm 0.627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268cm" svg:height="1.27cm" draw:transform="rotate (-1.5707963267949) translate (7.442cm 0.627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268cm" svg:height="1.27cm" draw:transform="rotate (-1.5707963267949) translate (7.696cm 0.627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268cm" svg:height="1.27cm" draw:transform="rotate (-1.5707963267949) translate (7.95cm 0.627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268cm" svg:height="1.27cm" draw:transform="rotate (-1.5707963267949) translate (8.204cm 0.627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268cm" svg:height="1.27cm" draw:transform="rotate (-1.5707963267949) translate (8.458cm 0.627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268cm" svg:height="1.27cm" draw:transform="rotate (-1.5707963267949) translate (8.712cm 0.627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268cm" svg:height="1.27cm" draw:transform="rotate (-1.5707963267949) translate (8.966cm 0.627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7" draw:id="id7" draw:layer="layout" svg:width="1.268cm" svg:height="1.27cm" draw:transform="rotate (-1.5707963267949) translate (9.22cm 0.627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6" draw:id="id6" draw:layer="layout" svg:width="1.268cm" svg:height="1.27cm" draw:transform="rotate (-1.5707963267949) translate (9.474cm 0.627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268cm" svg:height="1.269cm" draw:transform="rotate (-1.5707963267949) translate (3.873cm 10.967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268cm" svg:height="1.269cm" draw:transform="rotate (-1.5707963267949) translate (4.127cm 10.967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268cm" svg:height="1.269cm" draw:transform="rotate (-1.5707963267949) translate (4.381cm 10.967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268cm" svg:height="1.269cm" draw:transform="rotate (-1.5707963267949) translate (4.633cm 10.967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268cm" svg:height="1.27cm" draw:transform="rotate (-1.5707963267949) translate (4.896cm 10.967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268cm" svg:height="1.27cm" draw:transform="rotate (-1.5707963267949) translate (5.15cm 10.967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268cm" svg:height="1.27cm" draw:transform="rotate (-1.5707963267949) translate (5.404cm 10.967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268cm" svg:height="1.27cm" draw:transform="rotate (-1.5707963267949) translate (5.656cm 10.966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268cm" svg:height="1.27cm" draw:transform="rotate (-1.5707963267949) translate (5.91cm 10.966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268cm" svg:height="1.27cm" draw:transform="rotate (-1.5707963267949) translate (6.164cm 10.966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268cm" svg:height="1.27cm" draw:transform="rotate (-1.5707963267949) translate (6.418cm 10.966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268cm" svg:height="1.27cm" draw:transform="rotate (-1.5707963267949) translate (6.68cm 10.968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268cm" svg:height="1.27cm" draw:transform="rotate (-1.5707963267949) translate (6.934cm 10.968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268cm" svg:height="1.27cm" draw:transform="rotate (-1.5707963267949) translate (7.188cm 10.968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268cm" svg:height="1.269cm" draw:transform="rotate (-1.5707963267949) translate (7.432cm 10.968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268cm" svg:height="1.269cm" draw:transform="rotate (-1.5707963267949) translate (7.686cm 10.968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268cm" svg:height="1.269cm" draw:transform="rotate (-1.5707963267949) translate (7.94cm 10.968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268cm" svg:height="1.269cm" draw:transform="rotate (-1.5707963267949) translate (8.194cm 10.968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268cm" svg:height="1.269cm" draw:transform="rotate (-1.5707963267949) translate (8.448cm 10.968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268cm" svg:height="1.27cm" draw:transform="rotate (-1.5707963267949) translate (8.711cm 10.968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268cm" svg:height="1.27cm" draw:transform="rotate (-1.5707963267949) translate (8.965cm 10.968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268cm" svg:height="1.27cm" draw:transform="rotate (-1.5707963267949) translate (9.219cm 10.968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5" draw:id="id5" draw:layer="layout" svg:width="1.268cm" svg:height="1.27cm" draw:transform="rotate (-1.5707963267949) translate (9.473cm 10.968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" draw:text-style-name="P1" draw:layer="layout" svg:width="3.378cm" svg:height="2.54cm" svg:x="4.168cm" svg:y="13.853cm">
          <draw:image xlink:href="Pictures/1000000000000280000001E0F01DEDB8.png" xlink:type="simple" xlink:show="embed" xlink:actuate="onLoad">
            <text:p/>
          </draw:image>
        </draw:frame>
        <draw:custom-shape draw:style-name="gr5" draw:text-style-name="P1" draw:layer="layout" svg:width="1.016cm" svg:height="1.143cm" svg:x="5.349cm" svg:y="12.5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6" draw:text-style-name="P1" draw:layer="layout" svg:x1="8.839cm" svg:y1="11.126cm" svg:x2="9.112cm" svg:y2="8.587cm" draw:start-shape="id5" draw:start-glue-point="9" draw:end-shape="id4" draw:end-glue-point="1" svg:d="m8839 11126v-714h773v-1825h-500" svg:viewBox="0 0 774 2540">
          <text:p/>
        </draw:connector>
        <draw:frame draw:style-name="gr7" draw:text-style-name="P2" draw:layer="layout" svg:width="0.925cm" svg:height="0.797cm" svg:x="0.127cm" svg:y="0.949cm">
          <draw:text-box>
            <text:p><text:span text:style-name="T1">(a)</text:span></text:p>
          </draw:text-box>
        </draw:frame>
        <draw:frame draw:style-name="gr7" draw:text-style-name="P2" draw:layer="layout" svg:width="0.942cm" svg:height="0.797cm" svg:x="0.128cm" svg:y="3.702cm">
          <draw:text-box>
            <text:p><text:span text:style-name="T1">(b)</text:span></text:p>
          </draw:text-box>
        </draw:frame>
        <draw:frame draw:style-name="gr7" draw:text-style-name="P2" draw:layer="layout" svg:width="0.925cm" svg:height="0.797cm" svg:x="0.129cm" svg:y="8.223cm">
          <draw:text-box>
            <text:p><text:span text:style-name="T1">(c)</text:span></text:p>
          </draw:text-box>
        </draw:frame>
        <draw:frame draw:style-name="gr7" draw:text-style-name="P2" draw:layer="layout" svg:width="0.942cm" svg:height="0.797cm" svg:x="0.13cm" svg:y="11.294cm">
          <draw:text-box>
            <text:p><text:span text:style-name="T1">(d)</text:span></text:p>
          </draw:text-box>
        </draw:frame>
        <draw:frame draw:style-name="gr7" draw:text-style-name="P2" draw:layer="layout" svg:width="0.925cm" svg:height="0.797cm" svg:x="0.131cm" svg:y="14.725cm">
          <draw:text-box>
            <text:p><text:span text:style-name="T1">(e)</text:span></text:p>
          </draw:text-box>
        </draw:frame>
        <draw:frame draw:style-name="gr7" draw:text-style-name="P2" draw:layer="layout" svg:width="1.328cm" svg:height="0.797cm" svg:x="1.128cm" svg:y="0.949cm">
          <draw:text-box>
            <text:p><text:span text:style-name="T1">S <text:s text:c="2"/>= </text:span></text:p>
          </draw:text-box>
        </draw:frame>
        <draw:frame draw:style-name="gr7" draw:text-style-name="P2" draw:layer="layout" svg:width="1.907cm" svg:height="0.797cm" svg:x="6.866cm" svg:y="5.25cm">
          <draw:text-box>
            <text:p><text:span text:style-name="T1">S(p(t, k))</text:span></text:p>
          </draw:text-box>
        </draw:frame>
        <draw:frame draw:style-name="gr7" draw:text-style-name="P2" draw:layer="layout" svg:width="2.217cm" svg:height="0.797cm" svg:x="1.894cm" svg:y="5.251cm">
          <draw:text-box>
            <text:p><text:span text:style-name="T1">S(p(t, k-1))</text:span></text:p>
          </draw:text-box>
        </draw:frame>
        <draw:frame draw:style-name="gr7" draw:text-style-name="P2" draw:layer="layout" svg:width="1.484cm" svg:height="0.797cm" svg:x="2.255cm" svg:y="9.752cm">
          <draw:text-box>
            <text:p><text:span text:style-name="T1">D(t, k)</text:span></text:p>
          </draw:text-box>
        </draw:frame>
        <draw:frame draw:style-name="gr7" draw:text-style-name="P2" draw:layer="layout" svg:width="1.484cm" svg:height="0.797cm" svg:x="6.681cm" svg:y="9.753cm">
          <draw:text-box>
            <text:p><text:span text:style-name="T1">B(t, k)</text:span></text:p>
          </draw:text-box>
        </draw:frame>
        <draw:frame draw:style-name="gr7" draw:text-style-name="P2" draw:layer="layout" svg:width="2.513cm" svg:height="0.797cm" svg:x="4.601cm" svg:y="16.354cm">
          <draw:text-box>
            <text:p><text:span text:style-name="T1">DiVS(w, t, k)</text:span></text:p>
          </draw:text-box>
        </draw:frame>
        <draw:frame draw:style-name="gr7" draw:text-style-name="P2" draw:layer="layout" svg:width="1.344cm" svg:height="0.797cm" svg:x="1.128cm" svg:y="11.294cm">
          <draw:text-box>
            <text:p><text:span text:style-name="T1">B <text:s text:c="2"/>= </text:span></text:p>
          </draw:text-box>
        </draw:frame>
        <draw:line draw:style-name="gr8" draw:text-style-name="P1" draw:layer="layout" svg:x1="2.591cm" svg:y1="0.508cm" svg:x2="9.576cm" svg:y2="0.508cm">
          <text:p text:style-name="P1"><text:span text:style-name="T2">w</text:span></text:p>
          <text:p text:style-name="P1"><text:span text:style-name="T2"/></text:p>
        </draw:line>
        <draw:connector draw:style-name="gr1" draw:text-style-name="P1" draw:layer="layout" svg:x1="8.84cm" svg:y1="1.737cm" svg:x2="7.819cm" svg:y2="2.796cm" draw:start-shape="id6" draw:start-glue-point="6" draw:end-shape="id3" draw:end-glue-point="0" svg:d="m8840 1737v610h-1021v449" svg:viewBox="0 0 1022 1060">
          <text:p/>
        </draw:connector>
        <draw:connector draw:style-name="gr3" draw:text-style-name="P1" xml:id="id8" draw:id="id8" draw:layer="layout" draw:line-skew="0.519cm" svg:x1="7.951cm" svg:y1="1.42cm" svg:x2="7.261cm" svg:y2="2.278cm" draw:start-shape="id7" draw:start-glue-point="4" svg:d="m7951 1420h-77v858h-613" svg:viewBox="0 0 691 859">
          <text:p/>
        </draw:connector>
        <draw:connector draw:style-name="gr1" draw:text-style-name="P1" draw:layer="layout" svg:x1="7.261cm" svg:y1="2.278cm" svg:x2="3.002cm" svg:y2="2.796cm" draw:start-shape="id8" draw:start-glue-point="3" draw:end-shape="id1" draw:end-glue-point="0" svg:d="m7261 2278h-4259v518" svg:viewBox="0 0 4260 5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627cm" fo:page-height="17.2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io </meta:initial-creator>
    <meta:creation-date>2014-07-19T21:23:15.412763855</meta:creation-date>
    <dc:date>2014-07-27T12:21:23.209570644</dc:date>
    <meta:editing-duration>PT57M20S</meta:editing-duration>
    <meta:editing-cycles>9</meta:editing-cycles>
    <meta:generator>LibreOffice/4.1.3.2$Linux_X86_64 LibreOffice_project/410m0$Build-2</meta:generator>
    <meta:document-statistic meta:object-count="72"/>
  </office:meta>
</office:document-meta>
</file>